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579d1c" draw:textarea-horizontal-align="left" draw:textarea-vertical-align="top" draw:auto-grow-height="false" fo:min-height="2.32cm" fo:min-width="17.764cm"/>
    </style:style>
    <style:style style:name="gr2" style:family="graphic" style:parent-style-name="standard">
      <style:graphic-properties draw:fill-color="#579d1c" draw:textarea-horizontal-align="left" draw:textarea-vertical-align="top" draw:auto-grow-height="false" fo:min-height="9.262cm" fo:min-width="7.12cm"/>
    </style:style>
    <style:style style:name="gr3" style:family="graphic" style:parent-style-name="standard">
      <style:graphic-properties draw:fill-color="#cc99cc" draw:auto-grow-height="false" fo:min-height="9.262cm" fo:min-width="4.9cm"/>
    </style:style>
    <style:style style:name="gr4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5" style:family="graphic" style:parent-style-name="standard">
      <style:graphic-properties draw:fill-color="#579d1c" draw:textarea-horizontal-align="left" draw:textarea-vertical-align="top" draw:auto-grow-height="false" fo:min-height="2.32cm" fo:min-width="3.582cm"/>
    </style:style>
    <style:style style:name="gr6" style:family="graphic" style:parent-style-name="standard">
      <style:graphic-properties draw:fill-color="#cc99cc" draw:textarea-horizontal-align="left" draw:textarea-vertical-align="top" draw:auto-grow-height="false" fo:min-height="2.32cm" fo:min-width="3.071cm"/>
    </style:style>
    <style:style style:name="gr7" style:family="graphic" style:parent-style-name="standard">
      <style:graphic-properties draw:fill-color="#579d1c" draw:textarea-horizontal-align="left" draw:textarea-vertical-align="top" draw:auto-grow-height="false" fo:min-height="2.32cm" fo:min-width="4.256cm"/>
    </style:style>
    <style:style style:name="gr8" style:family="graphic" style:parent-style-name="standard">
      <style:graphic-properties draw:textarea-horizontal-align="justify" draw:textarea-vertical-align="middle" draw:auto-grow-height="false" fo:min-height="1.243cm" fo:min-width="2.547cm"/>
    </style:style>
    <style:style style:name="gr9" style:family="graphic" style:parent-style-name="standard">
      <style:graphic-properties draw:fill="solid" draw:fill-color="#ff6600" draw:textarea-horizontal-align="justify" draw:textarea-vertical-align="middle" draw:auto-grow-height="false" fo:min-height="0.373cm" fo:min-width="0.134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solid" draw:fill-color="#ff660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579d1c"/>
      <style:paragraph-properties fo:text-align="center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-color="#579d1c"/>
      <style:paragraph-properties fo:text-align="start" style:writing-mode="lr-tb"/>
    </style:style>
    <style:style style:name="P5" style:family="paragraph">
      <loext:graphic-properties draw:fill-color="#cc99cc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cc99cc"/>
      <style:paragraph-properties fo:text-align="start" style:writing-mode="lr-tb"/>
    </style:style>
    <style:style style:name="P8" style:family="paragraph">
      <loext:graphic-properties draw:fill="solid" draw:fill-color="#ff6600"/>
      <style:paragraph-properties fo:text-align="center"/>
    </style:style>
    <style:style style:name="P9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264cm" svg:height="2.57cm" svg:x="1.512cm" svg:y="7.704cm">
          <text:p text:style-name="P1">Plone Application PK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2" draw:id="id2" draw:layer="layout" svg:width="7.62cm" svg:height="9.512cm" svg:x="1.542cm" svg:y="10.698cm">
          <text:p text:style-name="P3">Object Store Backend</text:p>
          <text:p text:style-name="P3">ZODB</text:p>
          <draw:enhanced-geometry svg:viewBox="0 0 21600 21600" draw:type="rectangle" draw:enhanced-path="M 0 0 L 21600 0 21600 21600 0 21600 0 0 Z N"/>
        </draw:custom-shape>
        <draw:custom-shape draw:style-name="gr3" draw:text-style-name="P5" xml:id="id1" draw:id="id1" draw:layer="layout" svg:width="5.4cm" svg:height="9.512cm" svg:x="14.293cm" svg:y="10.698cm">
          <text:p>Triple store</text:p>
          <text:p>RDFLIB Backend</text:p>
          <text:p>Postgres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4.293cm" svg:y1="15.454cm" svg:x2="9.162cm" svg:y2="15.454cm" draw:start-shape="id1" draw:start-glue-point="3" draw:end-shape="id2" svg:d="M14293 15454h-5131" svg:viewBox="0 0 5132 1">
          <text:p text:style-name="P1">Synchronisation</text:p>
          <text:p text:style-name="P1"/>
        </draw:connector>
        <draw:custom-shape draw:style-name="gr5" draw:text-style-name="P2" draw:layer="layout" svg:width="4.082cm" svg:height="2.57cm" svg:x="1.512cm" svg:y="4.904cm">
          <text:p text:style-name="P1">Web GU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draw:layer="layout" svg:width="4.082cm" svg:height="2.57cm" svg:x="6.213cm" svg:y="4.904cm">
          <text:p text:style-name="P3">REST </text:p>
          <text:p text:style-name="P3"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3.571cm" svg:height="2.57cm" svg:x="10.913cm" svg:y="4.904cm">
          <text:p text:style-name="P3">Harvesting</text:p>
          <text:p text:style-name="P3">Modu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4" draw:layer="layout" svg:width="4.756cm" svg:height="2.57cm" svg:x="14.938cm" svg:y="4.904cm">
          <text:p text:style-name="P3">Semantic</text:p>
          <text:p text:style-name="P3">Services:</text:p>
          <text:p text:style-name="P3">DCAT-AP.d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538cm" svg:height="2.238cm" svg:x="4.173cm" svg:y="12.446cm">
          <text:p text:style-name="P1">Documents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1" draw:layer="layout" svg:width="3.538cm" svg:height="2.238cm" svg:x="4.124cm" svg:y="14.847cm">
          <text:p text:style-name="P1">Structure:</text:p>
          <text:p text:style-name="P1">Organisations,</text:p>
          <text:p text:style-name="P1">Users/groups/permission</text:p>
          <text:p text:style-name="P1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ustom-shape draw:style-name="gr8" draw:text-style-name="P1" draw:layer="layout" svg:width="3.538cm" svg:height="2.238cm" svg:x="4.125cm" svg:y="17.248cm">
          <text:p text:style-name="P1"/>
          <text:p text:style-name="P1">Catalogs,</text:p>
          <text:p text:style-name="P1">DCAT</text:p>
          <text:p text:style-name="P1"/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g>
          <draw:custom-shape draw:style-name="gr9" draw:text-style-name="P8" xml:id="id3" draw:id="id3" draw:layer="layout" svg:width="0.896cm" svg:height="0.879cm" draw:transform="rotate (0.591492083500878) translate (15.021cm 15.00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xml:id="id4" draw:id="id4" draw:layer="layout" svg:width="0.896cm" svg:height="0.879cm" draw:transform="rotate (0.591492083500878) translate (16.686cm 13.8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6.009cm" svg:y1="14.868cm" svg:x2="16.93cm" svg:y2="14.248cm" draw:start-shape="id3" draw:start-glue-point="10" draw:end-shape="id4" draw:end-glue-point="6" svg:d="M16009 14868l921-620" svg:viewBox="0 0 922 621">
            <text:p/>
          </draw:connector>
        </draw:g>
        <draw:g>
          <draw:custom-shape draw:style-name="gr9" draw:text-style-name="P8" xml:id="id5" draw:id="id5" draw:layer="layout" svg:width="0.896cm" svg:height="0.879cm" draw:transform="rotate (0.565661210571362) translate (15.079cm 16.98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xml:id="id6" draw:id="id6" draw:layer="layout" svg:width="0.896cm" svg:height="0.879cm" draw:transform="rotate (0.565661210571362) translate (16.773cm 15.90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6.07cm" svg:y1="16.875cm" svg:x2="17.008cm" svg:y2="16.279cm" draw:start-shape="id5" draw:start-glue-point="10" draw:end-shape="id6" draw:end-glue-point="6" svg:d="M16070 16875l938-596" svg:viewBox="0 0 939 597">
            <text:p/>
          </draw:connector>
        </draw:g>
        <draw:g>
          <draw:custom-shape draw:style-name="gr9" draw:text-style-name="P8" xml:id="id7" draw:id="id7" draw:layer="layout" svg:width="0.896cm" svg:height="0.879cm" draw:transform="rotate (-0.446978821435748) translate (15.39cm 14.5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xml:id="id8" draw:id="id8" draw:layer="layout" svg:width="0.896cm" svg:height="0.879cm" draw:transform="rotate (-0.446978821435748) translate (17.2cm 15.44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6.008cm" svg:y1="15.361cm" svg:x2="17.01cm" svg:y2="15.84cm" draw:start-shape="id7" draw:start-glue-point="10" draw:end-shape="id8" draw:end-glue-point="6" svg:d="M16008 15361l1002 479" svg:viewBox="0 0 1003 480">
            <text:p/>
          </draw:connector>
        </draw:g>
        <draw:frame draw:style-name="gr11" draw:text-style-name="P9" draw:layer="layout" svg:width="12.364cm" svg:height="1.673cm" svg:x="1.361cm" svg:y="1.184cm">
          <draw:text-box>
            <text:p>PKAN (Plone Knowledge And Networking)</text:p>
            <text:p>10000 ft view</text:p>
          </draw:text-box>
        </draw:frame>
        <draw:g>
          <draw:custom-shape draw:style-name="gr9" draw:text-style-name="P8" xml:id="id9" draw:id="id9" draw:layer="layout" svg:width="0.896cm" svg:height="0.879cm" draw:transform="rotate (2.34415171835358) translate (18.783cm 18.07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8" xml:id="id10" draw:id="id10" draw:layer="layout" svg:width="0.896cm" svg:height="0.879cm" draw:transform="rotate (2.34415171835358) translate (17.38cm 16.637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10" draw:text-style-name="P8" draw:layer="layout" draw:type="line" svg:x1="18.471cm" svg:y1="17.126cm" svg:x2="17.694cm" svg:y2="16.332cm" draw:start-shape="id9" draw:start-glue-point="10" draw:end-shape="id10" draw:end-glue-point="6" svg:d="M18471 17126l-777-794" svg:viewBox="0 0 778 795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olker </meta:initial-creator>
    <meta:creation-date>2017-12-25T20:18:38.623386667</meta:creation-date>
    <dc:date>2017-12-25T20:58:06.357712127</dc:date>
    <dc:creator>volker </dc:creator>
    <meta:editing-duration>PT7M3S</meta:editing-duration>
    <meta:editing-cycles>3</meta:editing-cycles>
    <meta:generator>LibreOffice/5.2.7.2$Linux_X86_64 LibreOffice_project/20m0$Build-2</meta:generator>
    <meta:document-statistic meta:object-count="28"/>
  </office:meta>
</office:document-meta>
</file>